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a894" officeooo:paragraph-rsid="001aa894"/>
    </style:style>
    <style:style style:name="P2" style:family="paragraph" style:parent-style-name="Standard">
      <style:text-properties officeooo:rsid="001b8ec5" officeooo:paragraph-rsid="001b8ec5"/>
    </style:style>
    <style:style style:name="P3" style:family="paragraph" style:parent-style-name="Standard">
      <style:text-properties officeooo:rsid="001cafb2" officeooo:paragraph-rsid="001b8ec5"/>
    </style:style>
    <style:style style:name="P4" style:family="paragraph" style:parent-style-name="Standard">
      <style:text-properties officeooo:rsid="001e4bbb" officeooo:paragraph-rsid="001e4bbb"/>
    </style:style>
    <style:style style:name="P5" style:family="paragraph" style:parent-style-name="Standard">
      <style:text-properties officeooo:rsid="001b8ec5" officeooo:paragraph-rsid="001aa8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valor agregado del agregado del restaurante se desagrega en --- puntos:</text:p>
      <text:p text:style-name="P1"/>
      <text:p text:style-name="P1">El espacio VIP para descanso ofrece a los clientes un lugar para relajarse después de comer. La mayoría de restaurantes no ofrecen esta comodidad, por lo que puede atraer a clientes que buscan una experiencia más relaja y completa, sobre todo en zonas empresariales <text:s/>y congestionadas en Bucaramanga por la alta densidad de personas que al mediodía buscan cubrir tanto el alimento como un lugar donde terminar de pasar la jornada de descanso.</text:p>
      <text:p text:style-name="P1"/>
      <text:p text:style-name="P5">La experiencia gastronómica del restaurante es de calidad ya que el énfasis del restaurante se basa en la calidad de la comida y en una presentación de los platos innovadora o novedosa, de tal forma que los platos sean visualmente atractivos. </text:p>
      <text:p text:style-name="P1"/>
      <text:p text:style-name="P2">En el tema saludable y menú variado, el restaurante no utilizará ningún aceite para freír, aparte de reducir costos en la compra constante de aceite, estamos cuidando de la salud del cliente al usar freidoras de aire (Air Frier). A su vez, se distinguiría un menú variado en rangos de productos como <text:s/>almuerzos, entradas , ensaladas, bebidas naturales, <text:s/>pequeños postres y frutas.</text:p>
      <text:p text:style-name="P3"/>
      <text:p text:style-name="P4">Por ultimo, un espacio VIP no es solamente para descanso, muchas veces los empleados y empleadores nunca paran de trabajar incluso durante del rango de tiempo que debería estar destinado para buena alimentación y descanso. Como espacio VIP también se proponen salas a modo de coworking que mantengan un estilo moderno con televisor para proyectar y que a su vez hayan <text:s/>plantas que le den un aire fresco y natural al espacio, mientras se puede disfrutar un buen almuerzo o cualquier otro producto del menú.</text:p>
      <text:p text:style-name="P3"/>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8:50:26.324665759</meta:creation-date>
    <meta:editing-duration>PT1H44M20S</meta:editing-duration>
    <meta:editing-cycles>2</meta:editing-cycles>
    <meta:generator>LibreOffice/7.3.7.2$Linux_X86_64 LibreOffice_project/30$Build-2</meta:generator>
    <dc:date>2023-09-04T20:44:56.361256085</dc:date>
    <meta:document-statistic meta:table-count="0" meta:image-count="0" meta:object-count="0" meta:page-count="1" meta:paragraph-count="5" meta:word-count="273" meta:character-count="1643" meta:non-whitespace-character-count="1370"/>
  </office:meta>
</office:document-meta>
</file>